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ElementDescriptor.init( long pos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dexedDiskElementDescriptor.IndexedDiskElementDescriptor( long pos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edDiskElement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edDiskElementDescriptor.compareTo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dexedDiskElementDescriptor.IndexedDiskElemen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